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3.6189in"/>
    </style:style>
    <style:style style:name="co5" style:family="table-column">
      <style:table-column-properties fo:break-before="auto" style:column-width="7.2717in"/>
    </style:style>
    <style:style style:name="co6" style:family="table-column">
      <style:table-column-properties fo:break-before="auto" style:column-width="0.4717in"/>
    </style:style>
    <style:style style:name="ro3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none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fo:border="0.0008in solid #000000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5" table:default-cell-style-name="ce5"/>
        <table:table-column table:style-name="co6" table:default-cell-style-name="ce7"/>
        <table:table-row table:style-name="ro2" table:number-rows-repeated="2">
          <table:table-cell/>
          <table:table-cell table:style-name="ce1"/>
          <table:table-cell table:style-name="ce4"/>
          <table:table-cell table:style-name="ce6"/>
        </table:table-row>
        <table:table-row table:style-name="ro4">
          <table:table-cell/>
          <table:table-cell table:style-name="ce2" office:value-type="string">
            <text:p>test</text:p>
          </table:table-cell>
          <table:table-cell office:value-type="string">
            <text:p>purpose</text:p>
          </table:table-cell>
          <table:table-cell office:value-type="string">
            <text:p>slide</text:p>
          </table:table-cell>
        </table:table-row>
        <table:table-row table:style-name="ro5">
          <table:table-cell/>
          <table:table-cell office:value-type="string">
            <text:p>testAddVertex()</text:p>
          </table:table-cell>
          <table:table-cell office:value-type="string">
            <text:p>tests addVertex() is adding vertices and not adding duplicate vertices for an undirected graph, this test is provided</text:p>
          </table:table-cell>
          <table:table-cell office:value-type="float" office:value="16">
            <text:p>16</text:p>
          </table:table-cell>
        </table:table-row>
        <table:table-row table:style-name="ro4">
          <table:table-cell/>
          <table:table-cell office:value-type="string">
            <text:p>testAddEdge()</text:p>
          </table:table-cell>
          <table:table-cell office:value-type="string">
            <text:p>tests addEdge() is adding edges and not adding duplicate edges for an undirected graph</text:p>
          </table:table-cell>
          <table:table-cell office:value-type="float" office:value="18">
            <text:p>18</text:p>
          </table:table-cell>
        </table:table-row>
        <table:table-row table:style-name="ro4">
          <table:table-cell/>
          <table:table-cell office:value-type="string">
            <text:p>testToString()</text:p>
          </table:table-cell>
          <table:table-cell office:value-type="string">
            <text:p>tests toString() for an undirected graph</text:p>
          </table:table-cell>
          <table:table-cell office:value-type="float" office:value="32">
            <text:p>32</text:p>
          </table:table-cell>
        </table:table-row>
        <table:table-row table:style-name="ro4">
          <table:table-cell/>
          <table:table-cell office:value-type="string">
            <text:p>testGetNumberOfVertices()</text:p>
          </table:table-cell>
          <table:table-cell office:value-type="string">
            <text:p>tests getNumberOfVertices() for an undirected graph</text:p>
          </table:table-cell>
          <table:table-cell office:value-type="float" office:value="12">
            <text:p>12</text:p>
          </table:table-cell>
        </table:table-row>
        <table:table-row table:style-name="ro4">
          <table:table-cell/>
          <table:table-cell office:value-type="string">
            <text:p>testGetNumberOfEdges()</text:p>
          </table:table-cell>
          <table:table-cell office:value-type="string">
            <text:p>tests getNumberOfEdges() for an undirect graph, this test is provided</text:p>
          </table:table-cell>
          <table:table-cell office:value-type="float" office:value="14">
            <text:p>14</text:p>
          </table:table-cell>
        </table:table-row>
        <table:table-row table:style-name="ro5">
          <table:table-cell/>
          <table:table-cell office:value-type="string">
            <text:p>testGraphExceptionForDuplicateVertex()</text:p>
          </table:table-cell>
          <table:table-cell office:value-type="string">
            <text:p>tests addVertex() throws GraphException when a duplicate vertex is attempted to be added for an undirected graph, this test is provided</text:p>
          </table:table-cell>
          <table:table-cell office:value-type="float" office:value="20">
            <text:p>20</text:p>
          </table:table-cell>
        </table:table-row>
        <table:table-row table:style-name="ro5">
          <table:table-cell/>
          <table:table-cell office:value-type="string">
            <text:p>testGraphExceptionForDuplicateEdge()</text:p>
          </table:table-cell>
          <table:table-cell office:value-type="string">
            <text:p>tests addEdge() throws GraphException when a duplicate edge is attempted to be added for an undirected graph</text:p>
          </table:table-cell>
          <table:table-cell office:value-type="float" office:value="21">
            <text:p>21</text:p>
          </table:table-cell>
        </table:table-row>
        <table:table-row table:style-name="ro5">
          <table:table-cell/>
          <table:table-cell office:value-type="string">
            <text:p>testGraphExceptionForDuplicateEdge2()</text:p>
          </table:table-cell>
          <table:table-cell office:value-type="string">
            <text:p>tests addEdge() throws GraphException when a duplicate edge is attempted to be added for an undirected graph</text:p>
          </table:table-cell>
          <table:table-cell office:value-type="float" office:value="22">
            <text:p>22</text:p>
          </table:table-cell>
        </table:table-row>
        <table:table-row table:style-name="ro5">
          <table:table-cell/>
          <table:table-cell office:value-type="string">
            <text:p>testGraphExceptionForInvalidEdge()</text:p>
          </table:table-cell>
          <table:table-cell office:value-type="string">
            <text:p>tests addEdge() throws GraphException when an invalid edge is attempted to be added for asn undirected graph</text:p>
          </table:table-cell>
          <table:table-cell office:value-type="float" office:value="23">
            <text:p>23</text:p>
          </table:table-cell>
        </table:table-row>
        <table:table-row table:style-name="ro5">
          <table:table-cell/>
          <table:table-cell office:value-type="string">
            <text:p>testGraphExceptionForDuplicateEdge3b()</text:p>
          </table:table-cell>
          <table:table-cell office:value-type="string">
            <text:p>tests addEdge() does not throw a GraphException when an edge with reversed vertices is added to a directed graph</text:p>
          </table:table-cell>
          <table:table-cell office:value-type="float" office:value="25">
            <text:p>25</text:p>
          </table:table-cell>
        </table:table-row>
        <table:table-row table:style-name="ro4">
          <table:table-cell/>
          <table:table-cell office:value-type="string">
            <text:p>testIsDirectedForUndirectedGraph()</text:p>
          </table:table-cell>
          <table:table-cell office:value-type="string">
            <text:p>tests that the 0 parameter constructor instantiates an undirected graph</text:p>
          </table:table-cell>
          <table:table-cell office:value-type="float" office:value="9">
            <text:p>9</text:p>
          </table:table-cell>
        </table:table-row>
        <table:table-row table:style-name="ro4">
          <table:table-cell/>
          <table:table-cell office:value-type="string">
            <text:p>testIsDirectedForDirectedGraph()</text:p>
          </table:table-cell>
          <table:table-cell office:value-type="string">
            <text:p>tests that the 1 parameter constructor with a parameter of true instantiates a directed graph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testIsDirectedForUndirectedGraph2()</text:p>
          </table:table-cell>
          <table:table-cell office:value-type="string">
            <text:p>tests that the 1 parameter constructor with a parameter of false instantiates an undirected graph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testIsConnectedUndirectedAndConnected()</text:p>
          </table:table-cell>
          <table:table-cell office:value-type="string">
            <text:p>tests that isConnected() returns true for sample_undirected_graph_1.txt, this test is provided</text:p>
          </table:table-cell>
          <table:table-cell office:value-type="float" office:value="28">
            <text:p>28</text:p>
          </table:table-cell>
        </table:table-row>
        <table:table-row table:style-name="ro2">
          <table:table-cell/>
          <table:table-cell office:value-type="string">
            <text:p>testIsConnectedUndirectedAndNotConnected()</text:p>
          </table:table-cell>
          <table:table-cell office:value-type="string">
            <text:p>tests that isConnected() returns false for sample_undirected_graph_2.txt, this test is provided</text:p>
          </table:table-cell>
          <table:table-cell office:value-type="float" office:value="29">
            <text:p>29</text:p>
          </table:table-cell>
        </table:table-row>
        <table:table-row table:style-name="ro4">
          <table:table-cell/>
          <table:table-cell office:value-type="string">
            <text:p>testIsConnecteDirectedAndConnected()</text:p>
          </table:table-cell>
          <table:table-cell office:value-type="string">
            <text:p>tests that isConnected() returns true for sample_directed_graph_1.txt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office:value-type="string">
            <text:p>testIsConnecteDirectedAndNotConnected()</text:p>
          </table:table-cell>
          <table:table-cell office:value-type="string">
            <text:p>tests that isConnected() returns false for sample_directed_graph_2.txt</text:p>
          </table:table-cell>
          <table:table-cell office:value-type="float" office:value="31">
            <text:p>3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3">10/03/2022</text:date>, <text:time>06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2T09:27:42</meta:creation-date>
    <dc:date>2022-10-03T06:25:12</dc:date>
    <meta:editing-duration>PT51M25S</meta:editing-duration>
    <meta:editing-cycles>53</meta:editing-cycles>
    <meta:generator>OpenOffice/4.1.11$Unix OpenOffice.org_project/4111m1$Build-9808</meta:generator>
    <meta:document-statistic meta:table-count="3" meta:cell-count="54" meta:object-count="0"/>
  </office:meta>
</office:document-meta>
</file>